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.body( String text , Read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gnore.body( String text , Read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gnore.next( String namespace , String name , Attributes attributes , Read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e.begin( String namespace , String name , Attributes attributes , Read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.next( String namespace , String name , Attributes attributes , Read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.end( Read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.begin( String namespace , String name , Attributes attributes , Read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gnore.end( Read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